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lkboard" svg:font-family="Chalkboard" style:font-pitch="variable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Optima"/>
    </style:style>
    <style:style style:name="P2" style:family="paragraph" style:parent-style-name="Text_20_body">
      <style:text-properties style:font-name="Optima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2" style:family="graphic">
      <style:graphic-properties svg:stroke-width="0.049cm" svg:stroke-color="#0000ff" draw:textarea-horizontal-align="center" draw:textarea-vertical-align="middle" fo:padding-top="0.025cm" fo:padding-bottom="0.025cm" fo:padding-left="0.025cm" fo:padding-right="0.025cm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svg:stroke-width="0.03cm" svg:stroke-color="#000000" draw:textarea-horizontal-align="center" draw:textarea-vertical-align="middle" fo:padding-top="0.014cm" fo:padding-bottom="0.014cm" fo:padding-left="0.014cm" fo:padding-right="0.014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cking Value – Value Delivery Rate Chart</text:p>
      <text:p text:style-name="P1">This chart allows an <text:span text:style-name="T1">operational</text:span><text:span text:style-name="T2"> team to track how much value they are delivering over time. <text:s/>It is useful to see if the team is functioning well and to see if they are in a mode of continuous improvement.</text:span></text:p>
      <text:p text:style-name="P1"><text:span text:style-name="T2">The vertical axis is “Value Delivered per Cycle” and may be measured in units such as dollars earned or, if the team has used a relative value metric, then it is unit-less. <text:s/>The horizontal axis is “Cycle” and each tick on the scale represents on Cycle of time passed. <text:s/>The units here should be noted e.g. 1 cycle = 2 weeks. <text:s/>As well, each tick represents a completed Cycle so the date of the last day of the Cycle should be noted on the scale from time to time (every five or ten Cycles).</text:span></text:p>
      <text:p text:style-name="P1"><text:span text:style-name="T2">The chart for an operational team is never-ending so ideally a scrolling paper (e.g. a roll) is used instead of sheets or a whiteboard.</text:span></text:p>
      <text:p text:style-name="P1"><text:span text:style-name="T2">Here are some sample Value Delivery Rate charts:</text:span></text:p>
      <text:p text:style-name="P1"><draw:frame draw:style-name="fr1" draw:name="Frame1" text:anchor-type="paragraph" svg:x="0.515cm" svg:y="0.524cm" svg:width="10.416cm" draw:z-index="0"><draw:text-box fo:min-height="5.586cm"><text:p text:style-name="Drawing"><draw:g text:anchor-type="paragraph" draw:z-index="1" draw:style-name="gr1"><draw:path draw:style-name="gr2" draw:text-style-name="P3" svg:width="9.909cm" svg:height="1.401cm" svg:x="0.344cm" svg:y="3.339cm" svg:viewBox="0 0 9910 1402" svg:d="m0 1390c249 67 383-171 572-270 215-113 370-314 555-471 170-144 378-220 589-270 194-45 392-79 589-118 187-37 396 46 572-33 194-88 407-76 571 17 174 99 343 222 540 252 196 30 388 16 589-84 156-78 365 0 521-101 184-119 374-256 589-303 183-41 360 69 538 118 195 54 397 85 589 152 203 71 391-73 573-134 171-58 379-97 521 151 90 159 343 97 522 117 195 21 345-60 538-67 172-7 349-44 504-134l169-67h168 101"><text:p/></draw:path><draw:line draw:style-name="gr3" draw:text-style-name="P3" svg:x1="10.172cm" svg:y1="5.542cm" svg:x2="10.172cm" svg:y2="5.267cm"><text:p/></draw:line><draw:line draw:style-name="gr3" draw:text-style-name="P3" svg:x1="9.82cm" svg:y1="5.542cm" svg:x2="9.82cm" svg:y2="5.267cm"><text:p/></draw:line><draw:line draw:style-name="gr3" draw:text-style-name="P3" svg:x1="9.467cm" svg:y1="5.542cm" svg:x2="9.467cm" svg:y2="5.267cm"><text:p/></draw:line><draw:line draw:style-name="gr3" draw:text-style-name="P3" svg:x1="9.119cm" svg:y1="5.542cm" svg:x2="9.119cm" svg:y2="5.267cm"><text:p/></draw:line><draw:line draw:style-name="gr3" draw:text-style-name="P3" svg:x1="8.767cm" svg:y1="5.542cm" svg:x2="8.767cm" svg:y2="5.267cm"><text:p/></draw:line><draw:line draw:style-name="gr3" draw:text-style-name="P3" svg:x1="8.414cm" svg:y1="5.542cm" svg:x2="8.414cm" svg:y2="5.267cm"><text:p/></draw:line><draw:line draw:style-name="gr3" draw:text-style-name="P3" svg:x1="8.066cm" svg:y1="5.542cm" svg:x2="8.066cm" svg:y2="5.267cm"><text:p/></draw:line><draw:line draw:style-name="gr3" draw:text-style-name="P3" svg:x1="7.714cm" svg:y1="5.542cm" svg:x2="7.714cm" svg:y2="5.267cm"><text:p/></draw:line><draw:line draw:style-name="gr3" draw:text-style-name="P3" svg:x1="7.361cm" svg:y1="5.542cm" svg:x2="7.361cm" svg:y2="5.267cm"><text:p/></draw:line><draw:line draw:style-name="gr3" draw:text-style-name="P3" svg:x1="7.013cm" svg:y1="5.542cm" svg:x2="7.013cm" svg:y2="5.267cm"><text:p/></draw:line><draw:line draw:style-name="gr3" draw:text-style-name="P3" svg:x1="6.661cm" svg:y1="5.542cm" svg:x2="6.661cm" svg:y2="5.267cm"><text:p/></draw:line><draw:line draw:style-name="gr3" draw:text-style-name="P3" svg:x1="6.308cm" svg:y1="5.542cm" svg:x2="6.308cm" svg:y2="5.267cm"><text:p/></draw:line><draw:line draw:style-name="gr3" draw:text-style-name="P3" svg:x1="5.96cm" svg:y1="5.542cm" svg:x2="5.96cm" svg:y2="5.267cm"><text:p/></draw:line><draw:line draw:style-name="gr3" draw:text-style-name="P3" svg:x1="5.608cm" svg:y1="5.542cm" svg:x2="5.608cm" svg:y2="5.267cm"><text:p/></draw:line><draw:line draw:style-name="gr3" draw:text-style-name="P3" svg:x1="5.255cm" svg:y1="5.542cm" svg:x2="5.255cm" svg:y2="5.267cm"><text:p/></draw:line><draw:line draw:style-name="gr3" draw:text-style-name="P3" svg:x1="4.907cm" svg:y1="5.542cm" svg:x2="4.907cm" svg:y2="5.267cm"><text:p/></draw:line><draw:line draw:style-name="gr3" draw:text-style-name="P3" svg:x1="4.554cm" svg:y1="5.542cm" svg:x2="4.554cm" svg:y2="5.267cm"><text:p/></draw:line><draw:line draw:style-name="gr3" draw:text-style-name="P3" svg:x1="4.202cm" svg:y1="5.542cm" svg:x2="4.202cm" svg:y2="5.267cm"><text:p/></draw:line><draw:line draw:style-name="gr3" draw:text-style-name="P3" svg:x1="3.854cm" svg:y1="5.542cm" svg:x2="3.854cm" svg:y2="5.267cm"><text:p/></draw:line><draw:line draw:style-name="gr3" draw:text-style-name="P3" svg:x1="3.501cm" svg:y1="5.542cm" svg:x2="3.501cm" svg:y2="5.267cm"><text:p/></draw:line><draw:line draw:style-name="gr3" draw:text-style-name="P3" svg:x1="3.149cm" svg:y1="5.542cm" svg:x2="3.149cm" svg:y2="5.267cm"><text:p/></draw:line><draw:line draw:style-name="gr3" draw:text-style-name="P3" svg:x1="2.801cm" svg:y1="5.542cm" svg:x2="2.801cm" svg:y2="5.267cm"><text:p/></draw:line><draw:line draw:style-name="gr3" draw:text-style-name="P3" svg:x1="2.448cm" svg:y1="5.542cm" svg:x2="2.448cm" svg:y2="5.267cm"><text:p/></draw:line><draw:line draw:style-name="gr3" draw:text-style-name="P3" svg:x1="2.096cm" svg:y1="5.542cm" svg:x2="2.096cm" svg:y2="5.267cm"><text:p/></draw:line><draw:line draw:style-name="gr3" draw:text-style-name="P3" svg:x1="1.748cm" svg:y1="5.542cm" svg:x2="1.748cm" svg:y2="5.267cm"><text:p/></draw:line><draw:line draw:style-name="gr3" draw:text-style-name="P3" svg:x1="1.395cm" svg:y1="5.542cm" svg:x2="1.395cm" svg:y2="5.267cm"><text:p/></draw:line><draw:line draw:style-name="gr3" draw:text-style-name="P3" svg:x1="1.043cm" svg:y1="5.542cm" svg:x2="1.043cm" svg:y2="5.267cm"><text:p/></draw:line><draw:line draw:style-name="gr3" draw:text-style-name="P3" svg:x1="0.69cm" svg:y1="5.542cm" svg:x2="0.69cm" svg:y2="5.267cm"><text:p/></draw:line><draw:line draw:style-name="gr4" draw:text-style-name="P3" svg:x1="10.398cm" svg:y1="5.274cm" svg:x2="0.016cm" svg:y2="5.274cm"><text:p/></draw:line><draw:line draw:style-name="gr4" draw:text-style-name="P3" svg:x1="0.319cm" svg:y1="0cm" svg:x2="0.319cm" svg:y2="5.553cm"><text:p/></draw:line></draw:g>Drawing <text:sequence text:ref-name="refDrawing0" text:name="Drawing" text:formula="ooow:Drawing+1" style:num-format="1">1</text:sequence>: Plateau</text:p></draw:text-box></draw:frame><text:span text:style-name="T2"/></text:p>
      <text:p text:style-name="P1"><text:span text:style-name="T2"/></text:p>
      <text:p text:style-name="P1"><draw:frame draw:style-name="fr1" draw:name="Frame2" text:anchor-type="paragraph" svg:x="0.474cm" svg:y="0cm" svg:width="10.448cm" draw:z-index="2"><draw:text-box fo:min-height="5.586cm"><text:p text:style-name="Drawing"><draw:g text:anchor-type="paragraph" draw:z-index="3" draw:style-name="gr1"><draw:line draw:style-name="gr3" draw:text-style-name="P3" svg:x1="10.175cm" svg:y1="5.542cm" svg:x2="10.175cm" svg:y2="5.267cm"><text:p/></draw:line><draw:line draw:style-name="gr3" draw:text-style-name="P3" svg:x1="9.823cm" svg:y1="5.542cm" svg:x2="9.823cm" svg:y2="5.267cm"><text:p/></draw:line><draw:line draw:style-name="gr3" draw:text-style-name="P3" svg:x1="9.47cm" svg:y1="5.542cm" svg:x2="9.47cm" svg:y2="5.267cm"><text:p/></draw:line><draw:line draw:style-name="gr3" draw:text-style-name="P3" svg:x1="9.122cm" svg:y1="5.542cm" svg:x2="9.122cm" svg:y2="5.267cm"><text:p/></draw:line><draw:line draw:style-name="gr3" draw:text-style-name="P3" svg:x1="8.77cm" svg:y1="5.542cm" svg:x2="8.77cm" svg:y2="5.267cm"><text:p/></draw:line><draw:line draw:style-name="gr3" draw:text-style-name="P3" svg:x1="8.417cm" svg:y1="5.542cm" svg:x2="8.417cm" svg:y2="5.267cm"><text:p/></draw:line><draw:line draw:style-name="gr3" draw:text-style-name="P3" svg:x1="8.069cm" svg:y1="5.542cm" svg:x2="8.069cm" svg:y2="5.267cm"><text:p/></draw:line><draw:line draw:style-name="gr3" draw:text-style-name="P3" svg:x1="7.717cm" svg:y1="5.542cm" svg:x2="7.717cm" svg:y2="5.267cm"><text:p/></draw:line><draw:line draw:style-name="gr3" draw:text-style-name="P3" svg:x1="7.364cm" svg:y1="5.542cm" svg:x2="7.364cm" svg:y2="5.267cm"><text:p/></draw:line><draw:line draw:style-name="gr3" draw:text-style-name="P3" svg:x1="7.016cm" svg:y1="5.542cm" svg:x2="7.016cm" svg:y2="5.267cm"><text:p/></draw:line><draw:line draw:style-name="gr3" draw:text-style-name="P3" svg:x1="6.664cm" svg:y1="5.542cm" svg:x2="6.664cm" svg:y2="5.267cm"><text:p/></draw:line><draw:line draw:style-name="gr3" draw:text-style-name="P3" svg:x1="6.311cm" svg:y1="5.542cm" svg:x2="6.311cm" svg:y2="5.267cm"><text:p/></draw:line><draw:line draw:style-name="gr3" draw:text-style-name="P3" svg:x1="5.963cm" svg:y1="5.542cm" svg:x2="5.963cm" svg:y2="5.267cm"><text:p/></draw:line><draw:line draw:style-name="gr3" draw:text-style-name="P3" svg:x1="5.611cm" svg:y1="5.542cm" svg:x2="5.611cm" svg:y2="5.267cm"><text:p/></draw:line><draw:line draw:style-name="gr3" draw:text-style-name="P3" svg:x1="5.258cm" svg:y1="5.542cm" svg:x2="5.258cm" svg:y2="5.267cm"><text:p/></draw:line><draw:line draw:style-name="gr3" draw:text-style-name="P3" svg:x1="4.91cm" svg:y1="5.542cm" svg:x2="4.91cm" svg:y2="5.267cm"><text:p/></draw:line><draw:line draw:style-name="gr3" draw:text-style-name="P3" svg:x1="4.557cm" svg:y1="5.542cm" svg:x2="4.557cm" svg:y2="5.267cm"><text:p/></draw:line><draw:line draw:style-name="gr3" draw:text-style-name="P3" svg:x1="4.205cm" svg:y1="5.542cm" svg:x2="4.205cm" svg:y2="5.267cm"><text:p/></draw:line><draw:line draw:style-name="gr3" draw:text-style-name="P3" svg:x1="3.857cm" svg:y1="5.542cm" svg:x2="3.857cm" svg:y2="5.267cm"><text:p/></draw:line><draw:line draw:style-name="gr3" draw:text-style-name="P3" svg:x1="3.504cm" svg:y1="5.542cm" svg:x2="3.504cm" svg:y2="5.267cm"><text:p/></draw:line><draw:line draw:style-name="gr3" draw:text-style-name="P3" svg:x1="3.152cm" svg:y1="5.542cm" svg:x2="3.152cm" svg:y2="5.267cm"><text:p/></draw:line><draw:line draw:style-name="gr3" draw:text-style-name="P3" svg:x1="2.804cm" svg:y1="5.542cm" svg:x2="2.804cm" svg:y2="5.267cm"><text:p/></draw:line><draw:line draw:style-name="gr3" draw:text-style-name="P3" svg:x1="2.451cm" svg:y1="5.542cm" svg:x2="2.451cm" svg:y2="5.267cm"><text:p/></draw:line><draw:line draw:style-name="gr3" draw:text-style-name="P3" svg:x1="2.099cm" svg:y1="5.542cm" svg:x2="2.099cm" svg:y2="5.267cm"><text:p/></draw:line><draw:line draw:style-name="gr3" draw:text-style-name="P3" svg:x1="1.751cm" svg:y1="5.542cm" svg:x2="1.751cm" svg:y2="5.267cm"><text:p/></draw:line><draw:line draw:style-name="gr3" draw:text-style-name="P3" svg:x1="1.398cm" svg:y1="5.542cm" svg:x2="1.398cm" svg:y2="5.267cm"><text:p/></draw:line><draw:line draw:style-name="gr3" draw:text-style-name="P3" svg:x1="1.046cm" svg:y1="5.542cm" svg:x2="1.046cm" svg:y2="5.267cm"><text:p/></draw:line><draw:line draw:style-name="gr3" draw:text-style-name="P3" svg:x1="0.693cm" svg:y1="5.542cm" svg:x2="0.693cm" svg:y2="5.267cm"><text:p/></draw:line><draw:line draw:style-name="gr4" draw:text-style-name="P3" svg:x1="10.401cm" svg:y1="5.274cm" svg:x2="0.019cm" svg:y2="5.274cm"><text:p/></draw:line><draw:line draw:style-name="gr4" draw:text-style-name="P3" svg:x1="0.322cm" svg:y1="0cm" svg:x2="0.322cm" svg:y2="5.553cm"><text:p/></draw:line><draw:path draw:style-name="gr2" draw:text-style-name="P3" svg:width="10.044cm" svg:height="2.394cm" svg:x="0.379cm" svg:y="2.085cm" svg:viewBox="0 0 10045 2395" svg:d="m0 1919c168-7 337 9 504-18 184-29 359 66 505 203 129 122 323 170 506 186 171 14 342 100 521 67 172-33 331 61 506 33 204-33 338-213 520-286 175-69 381-51 556-135 157-77 335-62 504-83 172-22 348-45 522-69 177-25 360 2 538-16 171-17 351 18 522-18 185-38 380-54 556-134 169-76 353-120 538-151 178-31 369-96 505-219 159-146 365-162 555-219 184-54 344-152 522-219 180-67 360-75 538-185 160-98 307-224 505-234 217-12 333-219 504-321l118-101"><text:p/></draw:path></draw:g>Drawing <text:sequence text:ref-name="refDrawing1" text:name="Drawing" text:formula="ooow:Drawing+1" style:num-format="1">2</text:sequence>: True Team - Forming, Storming, Norming, Performing</text:p></draw:text-box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lkboard" svg:font-family="Chalkboard" style:font-pitch="variable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hkin Berteig</meta:initial-creator>
    <meta:creation-date>2012-04-20T18:46:27</meta:creation-date>
    <dc:date>2012-04-26T17:47:20</dc:date>
    <dc:creator>Mishkin Berteig</dc:creator>
    <meta:editing-duration>PT12M40S</meta:editing-duration>
    <meta:editing-cycles>6</meta:editing-cycles>
    <meta:generator>LibreOffice/3.5$MacOSX_x86 LibreOffice_project/7e68ba2-a744ebf-1f241b7-c506db1-7d53735</meta:generator>
    <meta:document-statistic meta:table-count="0" meta:image-count="0" meta:object-count="0" meta:page-count="1" meta:paragraph-count="7" meta:word-count="184" meta:character-count="997" meta:non-whitespace-character-count="816"/>
  </office:meta>
</office:document-meta>
</file>